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style:vertical-align="baseline"/>
      <style:text-properties officeooo:paragraph-rsid="000b4d0f"/>
    </style:style>
    <style:style style:name="P10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officeooo:paragraph-rsid="000b4d0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0b4d0f" style:letter-kerning="true" style:font-name-asian="SimSun" style:font-size-asian="14pt" style:language-asian="en" style:country-asian="US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4pt" officeooo:paragraph-rsid="000b4d0f" style:letter-kerning="true" style:font-name-asian="SimSun" style:font-size-asian="14pt" style:language-asian="en" style:country-asian="US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0b4d0f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7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5" style:family="paragraph" style:parent-style-name="Standard_20__28_user_29_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26" style:family="paragraph" style:parent-style-name="Standard_20__28_user_29_">
      <style:paragraph-properties fo:margin-top="0cm" fo:margin-bottom="0.282cm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top="0cm" fo:margin-bottom="0.282cm" loext:contextual-spacing="false" fo:line-height="100%"/>
      <style:text-properties style:font-name="Times New Roman" fo:font-size="14pt" officeooo:paragraph-rsid="000eb5f7" style:font-size-asian="14pt" style:font-name-complex="Times New Roman1" style:font-size-complex="14pt"/>
    </style:style>
    <style:style style:name="P29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8" style:family="paragraph" style:parent-style-name="Standard" style:list-style-name="">
      <style:paragraph-properties fo:margin-left="0cm" fo:margin-right="0cm" fo:margin-top="0.353cm" fo:margin-bottom="0cm" loext:contextual-spacing="false" fo:line-height="105%" fo:text-align="center" style:justify-single-word="false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officeooo:rsid="000c7f9c" officeooo:paragraph-rsid="0010eaae"/>
    </style:style>
    <style:style style:name="P4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style:line-height-at-least="0.503cm"/>
      <style:text-properties fo:color="#000000" fo:background-color="#ffffff"/>
    </style:style>
    <style:style style:name="P42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#ffffff"/>
    </style:style>
    <style:style style:name="P43" style:family="paragraph" style:parent-style-name="Standard">
      <style:paragraph-properties fo:margin-top="0cm" fo:margin-bottom="0cm" loext:contextual-spacing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rsid="0010eaae" officeooo:paragraph-rsid="0010eaae" style:font-size-asian="14pt" style:font-weight-asian="bold" style:font-name-complex="Times New Roman1" style:font-size-complex="14pt"/>
    </style:style>
    <style:style style:name="P46" style:family="paragraph" style:parent-style-name="Standard_20__28_user_29_">
      <style:paragraph-properties fo:margin-top="0cm" fo:margin-bottom="0cm" loext:contextual-spacing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108f59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style:letter-kerning="true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12e3e8" style:letter-kerning="true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108f5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Droid Sans Mono" fo:font-size="10.5pt" fo:font-weight="normal"/>
    </style:style>
    <style:style style:name="T11" style:family="text">
      <style:text-properties fo:color="#000000" style:font-name="Droid Sans Mono" fo:font-size="10.5pt" fo:font-weight="normal" fo:background-color="#1e1e1e" loext:char-shading-value="0"/>
    </style:style>
    <style:style style:name="T12" style:family="text">
      <style:text-properties fo:color="#000000" style:font-name="Droid Sans Mono" fo:font-size="10.5pt" fo:font-weight="normal" fo:background-color="#ffffff" loext:char-shading-value="0"/>
    </style:style>
    <style:style style:name="T13" style:family="text">
      <style:text-properties fo:color="#000000" style:font-name="Droid Sans Mono" fo:font-size="10.5pt" fo:font-weight="normal" fo:background-color="#ffffff" loext:char-shading-value="0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108f59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T15" style:family="text">
      <style:text-properties style:font-name="FreeMono" fo:font-size="14pt" style:font-size-asian="14pt" style:font-name-complex="Times New Roman1" style:font-size-complex="14pt"/>
    </style:style>
    <style:style style:name="T16" style:family="text">
      <style:text-properties officeooo:rsid="00108f59"/>
    </style:style>
    <style:style style:name="T17" style:family="text">
      <style:text-properties style:use-window-font-color="true" style:font-name="Times New Roman" fo:font-size="14pt" fo:language="ru" fo:country="RU" officeooo:rsid="00108f59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style:use-window-font-color="true" style:text-position="0% 100%" style:font-name="Times New Roman" fo:font-size="14pt" fo:language="ru" fo:country="RU" officeooo:rsid="0010eaae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9" style:family="text">
      <style:text-properties style:use-window-font-color="true" style:text-position="0% 100%" style:font-name="Times New Roman" fo:font-size="14pt" fo:language="ru" fo:country="RU" officeooo:rsid="0011168f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style:font-name="Droid Sans Mono" fo:font-size="10.5pt" fo:font-weight="normal" fo:background-color="#1e1e1e" loext:char-shading-value="0"/>
    </style:style>
    <style:style style:name="T21" style:family="text">
      <style:text-properties fo:color="#c586c0"/>
    </style:style>
    <style:style style:name="T22" style:family="text">
      <style:text-properties fo:color="#c586c0" style:font-name="Droid Sans Mono" fo:font-size="10.5pt" fo:font-weight="normal" fo:background-color="#1e1e1e" loext:char-shading-value="0"/>
    </style:style>
    <style:style style:name="T23" style:family="text">
      <style:text-properties fo:color="#ce9178"/>
    </style:style>
    <style:style style:name="T24" style:family="text">
      <style:text-properties fo:color="#ce9178" style:font-name="Droid Sans Mono" fo:font-size="10.5pt" fo:font-weight="normal" fo:background-color="#1e1e1e" loext:char-shading-value="0"/>
    </style:style>
    <style:style style:name="T25" style:family="text">
      <style:text-properties fo:color="#569cd6"/>
    </style:style>
    <style:style style:name="T26" style:family="text">
      <style:text-properties fo:color="#4ec9b0"/>
    </style:style>
    <style:style style:name="T27" style:family="text">
      <style:text-properties fo:color="#9cdcfe"/>
    </style:style>
    <style:style style:name="T28" style:family="text">
      <style:text-properties fo:color="#dcdcaa"/>
    </style:style>
    <style:style style:name="T29" style:family="text">
      <style:text-properties fo:color="#b5cea8"/>
    </style:style>
    <style:style style:name="T30" style:family="text">
      <style:text-properties fo:color="#d7ba7d"/>
    </style:style>
    <style:style style:name="T31" style:family="text">
      <style:text-properties fo:color="#c9211e" style:font-name="Droid Sans Mono" fo:font-size="10.5pt" fo:font-weight="normal" fo:background-color="#1e1e1e" loext:char-shading-value="0"/>
    </style:style>
    <style:style style:name="T3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осковский Авиационный Институт</text:p>
      <text:p text:style-name="P21">(Национальный Исследовательский Университет)</text:p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16"/>
      <text:p text:style-name="P16"/>
      <text:p text:style-name="P14"><text:span text:style-name="T2">Лабораторная работа №</text:span><text:span text:style-name="T3">2</text:span><text:span text:style-name="T2"> по курсу</text:span></text:p>
      <text:p text:style-name="P18">«Операционные системы»</text:p>
      <text:p text:style-name="P18"/>
      <text:p text:style-name="P14"/>
      <text:p text:style-name="P15"/>
      <text:p text:style-name="P16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4"><text:span text:style-name="T4">Студент: </text:span><text:span text:style-name="T9">Чубуков Андрей Владимирович</text:span></text:p>
      <text:p text:style-name="P24"><text:span text:style-name="T4">Группа: М8О-</text:span><text:span text:style-name="T5">2</text:span><text:span text:style-name="T4">0</text:span><text:span text:style-name="T5">8</text:span><text:span text:style-name="T4">Б-</text:span><text:span text:style-name="T5">2</text:span><text:span text:style-name="T6">1</text:span></text:p>
      <text:p text:style-name="P24"><text:span text:style-name="T4">Вариант: </text:span><text:span text:style-name="T6">6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3">Москва, 202<text:span text:style-name="T16">2</text:span></text:p>
      <text:p text:style-name="P19"><text:soft-page-break/>Содержание</text:p>
      <text:list xml:id="list2253859372" text:style-name="WWNum12">
        <text:list-item text:start-value="1">
          <text:p text:style-name="P29">Репозиторий</text:p>
        </text:list-item>
        <text:list-item text:style-override="WWNum13">
          <text:p text:style-name="P30">Постановка задачи</text:p>
        </text:list-item>
        <text:list-item text:style-override="WWNum14">
          <text:p text:style-name="P31">Общие сведения о программе</text:p>
        </text:list-item>
        <text:list-item text:style-override="WWNum15">
          <text:p text:style-name="P32">Общий метод и алгоритм решения</text:p>
        </text:list-item>
        <text:list-item text:style-override="WWNum16">
          <text:p text:style-name="P33">Исходный код</text:p>
        </text:list-item>
        <text:list-item text:style-override="WWNum17">
          <text:p text:style-name="P34">Демонстрация работы программы</text:p>
        </text:list-item>
        <text:list-item text:style-override="WWNum18">
          <text:p text:style-name="P35">Выводы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Репозиторий</text:p>
      <text:p text:style-name="Standard_20__28_user_29_"><text:span text:style-name="Internet_20_link"><text:span text:style-name="T1">https://github.com/Mrak0bEss/OS/tree/main/lab3</text:span></text:span></text:p>
      <text:p text:style-name="P20"/>
      <text:p text:style-name="P19">Постановка задачи</text:p>
      <text:h text:style-name="P37" text:outline-level="2">Цель работы</text:h>
      <text:p text:style-name="P11">Приобретение практических навыков в:</text:p>
      <text:p text:style-name="P11">· Управление потоками в ОС</text:p>
      <text:p text:style-name="P12">· Обеспечение синхронизации между потоками</text:p>
      <text:h text:style-name="P38" text:outline-level="2">Задание</text:h>
      <text:p text:style-name="P13">Составить программу на языке Си, обрабатывающую данные в многопоточном режиме. При обработке использовать стандартные средства создания потоков операционной системы (Windows/Unix). Ограничение потоков должно быть задано ключом запуска программы.<text:line-break/>Необходимо уметь продемонстрировать количество потоков, используемых программой, с помощью стандартных средств операционной системы. </text:p>
      <text:p text:style-name="P13">Привести исследование зависимости ускорения и эффективности алгоритма от входящих данных и количества потоков. Объяснить получившиеся результаты. </text:p>
      <text:p text:style-name="P9"><text:span text:style-name="T7">Вариант </text:span><text:span text:style-name="T8">6</text:span><text:span text:style-name="T7">: </text:span><text:span text:style-name="T14">Перемножение двух матриц из комплексных чисел</text:span></text:p>
      <text:p text:style-name="P25"/>
      <text:p text:style-name="P7">Общие сведения о программе</text:p>
      <text:p text:style-name="P10"><text:span text:style-name="T1">Программа написана на языке Си в UNIX-подобной операционной системе (</text:span><text:span text:style-name="T17">Ubuntu)</text:span><text:span text:style-name="T1">. Для компиляции программы требуется указать ключ -</text:span><text:span text:style-name="T15">pthread</text:span><text:span text:style-name="T1">. </text:span></text:p>
      <text:list xml:id="list3717858787" text:style-name="WWNum1">
        <text:list-header>
          <text:p text:style-name="P36"/>
        </text:list-header>
      </text:list>
      <text:p text:style-name="P6"/>
      <text:p text:style-name="P7">Общий метод и алгоритм решения</text:p>
      <text:p text:style-name="P39"><text:span text:style-name="T18">Создается две матрицы, размер которых вводит пользователь. </text:span><text:span text:style-name="T19">Затем поочередно вводятся две матрицы. Процесс перемножения происходит так: столбец матрицы 1 и строка матрицы 2 сохраняются в одномерный массив, эти данные отправляются в поток и там перемножаются. На выход из потока выводится число, которое в последствии выводится на экран.</text:span></text:p>
      <text:p text:style-name="P45"/>
      <text:p text:style-name="P7">Исходный код</text:p>
      <text:p text:style-name="P43"><text:span text:style-name="symbol0_5f_c"><text:span text:style-name="T13">#include"stdio.h"</text:span></text:span></text:p>
      <text:p text:style-name="P40">#include"pthread.h"</text:p>
      <text:p text:style-name="P40"><text:soft-page-break/>#include&lt;unistd.h&gt;</text:p>
      <text:p text:style-name="P40">#include&lt;string.h&gt;</text:p>
      <text:p text:style-name="P40">#include&lt;iostream&gt;</text:p>
      <text:p text:style-name="P40">#include&lt;math.h&gt;</text:p>
      <text:p text:style-name="P40">#include&lt;complex&gt;</text:p>
      <text:p text:style-name="P42"/>
      <text:p text:style-name="P40">using namespace std;</text:p>
      <text:p text:style-name="P41"/>
      <text:p text:style-name="P40">pthread_mutex_t mutex;</text:p>
      <text:p text:style-name="P41"/>
      <text:p text:style-name="P40">void *func(void* arg)</text:p>
      <text:p text:style-name="P40">{</text:p>
      <text:p text:style-name="P40">// pthread_mutex_lock(&amp;mutex);</text:p>
      <text:p text:style-name="P40">complex &lt;int&gt; *data = (complex &lt;int &gt;*)arg;</text:p>
      <text:p text:style-name="P40">complex &lt;int&gt; k = (0, 0);</text:p>
      <text:p text:style-name="P40">int m = (real)(data[0]);</text:p>
      <text:p text:style-name="P40">for( int i =1;i&lt;=m;i++)</text:p>
      <text:p text:style-name="P40">{</text:p>
      <text:p text:style-name="P40">k = k + data[i]*data[i+m];</text:p>
      <text:p text:style-name="P40">}</text:p>
      <text:p text:style-name="P40">complex &lt;int&gt; *p = (complex&lt;int&gt;*)calloc(1,sizeof(int));</text:p>
      <text:p text:style-name="P40">*p = k;</text:p>
      <text:p text:style-name="P40">// pthread_mutex_unlock(&amp;mutex); </text:p>
      <text:p text:style-name="P40">pthread_exit(p);</text:p>
      <text:p text:style-name="P40">}</text:p>
      <text:p text:style-name="P42"/>
      <text:p text:style-name="P40">int main()</text:p>
      <text:p text:style-name="P40">{</text:p>
      <text:p text:style-name="P40">int n,m,p,b;</text:p>
      <text:p text:style-name="P40">int numOfThr;</text:p>
      <text:p text:style-name="P40">cout &lt;&lt; "Введите количество потоков:\n";</text:p>
      <text:p text:style-name="P40">cin&gt;&gt; numOfThr;</text:p>
      <text:p text:style-name="P40">cout &lt;&lt; "Размеры матрицы 1: ";</text:p>
      <text:p text:style-name="P40">cin &gt;&gt;n&gt;&gt;m;</text:p>
      <text:p text:style-name="P40">cout &lt;&lt; "\nРазмеры матрицы 2: ";</text:p>
      <text:p text:style-name="P40">cin&gt;&gt;p&gt;&gt;b;</text:p>
      <text:p text:style-name="P40">if (m != p)</text:p>
      <text:p text:style-name="P40">{</text:p>
      <text:p text:style-name="P40">cout&lt;&lt;"Каоличество столбцов первой матрицы не соответсвукт количеству строк второй\n";</text:p>
      <text:p text:style-name="P40">return 0;</text:p>
      <text:p text:style-name="P40">}</text:p>
      <text:p text:style-name="P40">complex &lt;int&gt; matr[n][m];</text:p>
      <text:p text:style-name="P40">complex &lt;int&gt; matr2[p][b];</text:p>
      <text:p text:style-name="P40">for (int i =0; i&lt;n;i++)</text:p>
      <text:p text:style-name="P40">{</text:p>
      <text:p text:style-name="P40">for (int j =0; j&lt;m;j++)</text:p>
      <text:p text:style-name="P40">{</text:p>
      <text:p text:style-name="P40"><text:soft-page-break/>cin &gt;&gt; matr[i][j];</text:p>
      <text:p text:style-name="P40">}</text:p>
      <text:p text:style-name="P40">}</text:p>
      <text:p text:style-name="P40">for (int i =0; i&lt;p;i++)</text:p>
      <text:p text:style-name="P40">{</text:p>
      <text:p text:style-name="P40">for (int j =0; j&lt;b;j++)</text:p>
      <text:p text:style-name="P40">{</text:p>
      <text:p text:style-name="P40">cin &gt;&gt; matr2[i][j];</text:p>
      <text:p text:style-name="P40">}</text:p>
      <text:p text:style-name="P40">}</text:p>
      <text:p text:style-name="P40">int count = 0;</text:p>
      <text:p text:style-name="P40">complex &lt;int&gt;* data = NULL;</text:p>
      <text:p text:style-name="P40">pthread_t *id;</text:p>
      <text:p text:style-name="P40">id = (pthread_t*)malloc(sizeof(int)*(numOfThr));</text:p>
      <text:p text:style-name="P40">int numOfcout =0;</text:p>
      <text:p text:style-name="P40">for (int i =0; i&lt;n;i++)</text:p>
      <text:p text:style-name="P40">{</text:p>
      <text:p text:style-name="P40">for (int j =0; j&lt;b;j++)</text:p>
      <text:p text:style-name="P40">{</text:p>
      <text:p text:style-name="P40">data = (complex&lt;int&gt;*)malloc((m*p*2+2)*sizeof(int));</text:p>
      <text:p text:style-name="P40">data[0]=m;</text:p>
      <text:p text:style-name="P40">for (int k = 0; k &lt; m;k++)</text:p>
      <text:p text:style-name="P40">{</text:p>
      <text:p text:style-name="P40">data[k+1]=matr[i][k];</text:p>
      <text:p text:style-name="P40">}</text:p>
      <text:p text:style-name="P40">for (int k = 0; k &lt; m;k++)</text:p>
      <text:p text:style-name="P40">{</text:p>
      <text:p text:style-name="P40">data[k+m+1]=matr2[k][j];</text:p>
      <text:p text:style-name="P40">}</text:p>
      <text:p text:style-name="P40">pthread_create(&amp;id[count++], NULL,func, (void*)(data));</text:p>
      <text:p text:style-name="P40">if (count == numOfThr)</text:p>
      <text:p text:style-name="P40">{</text:p>
      <text:p text:style-name="P40">for (int i =0; i&lt;count;i++)</text:p>
      <text:p text:style-name="P40">{ </text:p>
      <text:p text:style-name="P40">void *k;</text:p>
      <text:p text:style-name="P40">pthread_join(id[i], &amp;k);</text:p>
      <text:p text:style-name="P40">complex &lt;int&gt; *p=(complex&lt;int&gt;*)k;</text:p>
      <text:p text:style-name="P40">cout&lt;&lt;real(*p);</text:p>
      <text:p text:style-name="P40">if (imag(*p)&gt;=0)</text:p>
      <text:p text:style-name="P40">{</text:p>
      <text:p text:style-name="P40">cout&lt;&lt;'+';</text:p>
      <text:p text:style-name="P40">} </text:p>
      <text:p text:style-name="P40">cout&lt;&lt;imag(*p)&lt;&lt;'i';</text:p>
      <text:p text:style-name="P40">cout&lt;&lt;' ';</text:p>
      <text:p text:style-name="P40">numOfcout++;</text:p>
      <text:p text:style-name="P40">if ((numOfcout) % b == 0)</text:p>
      <text:p text:style-name="P40">{</text:p>
      <text:p text:style-name="P40">cout&lt;&lt;'\n';</text:p>
      <text:p text:style-name="P40">} </text:p>
      <text:p text:style-name="P40">}</text:p>
      <text:p text:style-name="P40"><text:soft-page-break/>count = 0;</text:p>
      <text:p text:style-name="P40">}</text:p>
      <text:p text:style-name="P40">}</text:p>
      <text:p text:style-name="P40">}</text:p>
      <text:p text:style-name="P40">if (count&lt; numOfThr)</text:p>
      <text:p text:style-name="P40">{</text:p>
      <text:p text:style-name="P40">for (int i =0; i&lt;count;i++)</text:p>
      <text:p text:style-name="P40">{ </text:p>
      <text:p text:style-name="P40">void *k;</text:p>
      <text:p text:style-name="P40">pthread_join(id[i], &amp;k);</text:p>
      <text:p text:style-name="P40">complex &lt;int&gt; *p=(complex&lt;int&gt;*)k;</text:p>
      <text:p text:style-name="P40">cout&lt;&lt;real(*p);</text:p>
      <text:p text:style-name="P40">if (imag(*p)&gt;=0)</text:p>
      <text:p text:style-name="P40">{</text:p>
      <text:p text:style-name="P40">cout&lt;&lt;'+';</text:p>
      <text:p text:style-name="P40">} </text:p>
      <text:p text:style-name="P40">cout&lt;&lt;imag(*p)&lt;&lt;'i';</text:p>
      <text:p text:style-name="P40">cout&lt;&lt;' ';</text:p>
      <text:p text:style-name="P40">numOfcout++;</text:p>
      <text:p text:style-name="P40">if ((numOfcout) % b == 0)</text:p>
      <text:p text:style-name="P40">{</text:p>
      <text:p text:style-name="P40">cout&lt;&lt;'\n';</text:p>
      <text:p text:style-name="P40">} </text:p>
      <text:p text:style-name="P40">}</text:p>
      <text:p text:style-name="P40">}</text:p>
      <text:p text:style-name="P41"/>
      <text:p text:style-name="P40">}</text:p>
      <text:p text:style-name="P46"><text:span text:style-name="symbol0_5f_c"/></text:p>
      <text:p text:style-name="P17"/>
      <text:p text:style-name="P19">Демонстрация работы программы</text:p>
      <text:p text:style-name="P5"><text:span text:style-name="number_5f_bash">andrey@andrey-HP:~/OS$ ./L3</text:span></text:p>
      <text:p text:style-name="P5"><text:span text:style-name="number_5f_bash">Введите количество потоков:</text:span></text:p>
      <text:p text:style-name="P5"><text:span text:style-name="number_5f_bash">5</text:span></text:p>
      <text:p text:style-name="P5"><text:span text:style-name="number_5f_bash">Размеры матрицы 1: 2</text:span></text:p>
      <text:p text:style-name="P5"><text:span text:style-name="number_5f_bash">2</text:span></text:p>
      <text:p text:style-name="P5"><text:span text:style-name="number_5f_bash"/></text:p>
      <text:p text:style-name="P5"><text:span text:style-name="number_5f_bash">Размеры матрицы 2: 2</text:span></text:p>
      <text:p text:style-name="P5"><text:span text:style-name="number_5f_bash">2</text:span></text:p>
      <text:p text:style-name="P5"><text:span text:style-name="number_5f_bash">1 2 3 4</text:span></text:p>
      <text:p text:style-name="P5"><text:span text:style-name="number_5f_bash">1 2 3 4</text:span></text:p>
      <text:p text:style-name="P5"><text:span text:style-name="number_5f_bash">7+0i 10+0i </text:span></text:p>
      <text:p text:style-name="P5"><text:span text:style-name="number_5f_bash">15+0i 22+0i </text:span></text:p>
      <text:p text:style-name="P8"/>
      <text:p text:style-name="P27">Выводы</text:p>
      <text:p text:style-name="P26"/>
      <text:p text:style-name="P28"><text:soft-page-break/>Язык Си позволяет пользователю взаимодействовать с потоками операционной системы. Для этого на Unix-подобных системах требуется подключить библиотеку pthread.h. </text:p>
      <text:p text:style-name="P28">Создание потоков происходит быстрее, чем создание процессов, а все потоки используют одну и ту же область данных. Поэтому многопоточность – один из способов ускорить обработку каких-либо данных: выполнение однотипных, не зависящих друг от друга задач, можно поручить отдельным потокам, которые будут работать параллельно. </text:p>
      <text:p text:style-name="P28">Средствами языка Си можно совершать системные запросы на создание потока, ожидания завершения потока, а также использовать различные примитивы синхронизации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member0_5f_c" style:display-name="member0_c" style:family="text">
      <style:text-properties fo:color="#202020" fo:font-style="normal" fo:font-weight="normal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3T22:55:12.381849870</dc:date>
    <meta:editing-cycles>10</meta:editing-cycles>
    <meta:editing-duration>PT1H23M14S</meta:editing-duration>
    <meta:generator>LibreOffice/6.4.7.2$Linux_X86_64 LibreOffice_project/40$Build-2</meta:generator>
    <meta:document-statistic meta:table-count="0" meta:image-count="0" meta:object-count="0" meta:page-count="7" meta:paragraph-count="176" meta:word-count="628" meta:character-count="4524" meta:non-whitespace-character-count="406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